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246cm" table:align="margins" style:writing-mode="lr-tb"/>
    </style:style>
    <style:style style:name="Tabla1.A" style:family="table-column">
      <style:table-column-properties style:column-width="3.648cm" style:rel-column-width="13104*"/>
    </style:style>
    <style:style style:name="Tabla1.B" style:family="table-column">
      <style:table-column-properties style:column-width="4.036cm" style:rel-column-width="14497*"/>
    </style:style>
    <style:style style:name="Tabla1.C" style:family="table-column">
      <style:table-column-properties style:column-width="3.261cm" style:rel-column-width="11717*"/>
    </style:style>
    <style:style style:name="Tabla1.E" style:family="table-column">
      <style:table-column-properties style:column-width="3.651cm" style:rel-column-width="1311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2" style:family="table">
      <style:table-properties style:width="18.246cm" table:align="margins" style:writing-mode="lr-tb"/>
    </style:style>
    <style:style style:name="Tabla2.A" style:family="table-column">
      <style:table-column-properties style:column-width="3.648cm" style:rel-column-width="13104*"/>
    </style:style>
    <style:style style:name="Tabla2.B" style:family="table-column">
      <style:table-column-properties style:column-width="4.036cm" style:rel-column-width="14497*"/>
    </style:style>
    <style:style style:name="Tabla2.C" style:family="table-column">
      <style:table-column-properties style:column-width="3.261cm" style:rel-column-width="11717*"/>
    </style:style>
    <style:style style:name="Tabla2.E" style:family="table-column">
      <style:table-column-properties style:column-width="3.651cm" style:rel-column-width="1311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ba7e6"/>
    </style:style>
    <style:style style:name="P2" style:family="paragraph" style:parent-style-name="Standard">
      <style:text-properties fo:font-weight="normal" officeooo:rsid="002708bb" officeooo:paragraph-rsid="002708bb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5.833cm"/>
        </style:tab-stops>
      </style:paragraph-properties>
      <style:text-properties officeooo:paragraph-rsid="001ba7e6"/>
    </style:style>
    <style:style style:name="P4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bold" officeooo:rsid="001cf093" officeooo:paragraph-rsid="001cf093" style:font-weight-asian="bold" style:font-weight-complex="bold"/>
    </style:style>
    <style:style style:name="P5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1cf093" officeooo:paragraph-rsid="001cf093" style:font-weight-asian="normal" style:font-weight-complex="normal"/>
    </style:style>
    <style:style style:name="P6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1cf093" officeooo:paragraph-rsid="002ceacf" style:font-weight-asian="normal" style:font-weight-complex="normal"/>
    </style:style>
    <style:style style:name="P7" style:family="paragraph" style:parent-style-name="Standard">
      <style:paragraph-properties fo:margin-top="0cm" fo:margin-bottom="0.282cm" loext:contextual-spacing="false" fo:line-height="107%" fo:text-align="center" style:justify-single-word="false" fo:orphans="2" fo:widows="2" style:writing-mode="lr-tb"/>
      <style:text-properties fo:font-weight="normal" officeooo:rsid="001cf093" officeooo:paragraph-rsid="001cf093" style:font-weight-asian="normal" style:font-weight-complex="normal"/>
    </style:style>
    <style:style style:name="P8" style:family="paragraph" style:parent-style-name="Standard">
      <style:paragraph-properties fo:margin-top="0cm" fo:margin-bottom="0.282cm" loext:contextual-spacing="false" fo:line-height="107%" fo:text-align="center" style:justify-single-word="false" fo:orphans="2" fo:widows="2" style:writing-mode="lr-tb"/>
      <style:text-properties fo:font-weight="normal" officeooo:rsid="001e54be" officeooo:paragraph-rsid="001e54be" style:font-weight-asian="normal" style:font-weight-complex="normal"/>
    </style:style>
    <style:style style:name="P9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2708bb" officeooo:paragraph-rsid="002708bb" style:font-weight-asian="normal" style:font-weight-complex="normal"/>
    </style:style>
    <style:style style:name="P10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2ceacf" officeooo:paragraph-rsid="002ceacf" style:font-weight-asian="normal" style:font-weight-complex="normal"/>
    </style:style>
    <style:style style:name="P11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262781" officeooo:paragraph-rsid="002ceacf" style:font-weight-asian="normal" style:font-weight-complex="normal"/>
    </style:style>
    <style:style style:name="P12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28ca39" officeooo:paragraph-rsid="001cf093" style:font-weight-asian="normal" style:font-weight-complex="normal"/>
    </style:style>
    <style:style style:name="P13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style:text-underline-style="solid" style:text-underline-width="auto" style:text-underline-color="font-color" fo:font-weight="bold" officeooo:rsid="002ceacf" officeooo:paragraph-rsid="002ceac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f093" officeooo:paragraph-rsid="001cf093" style:font-weight-asian="bold" style:font-weight-complex="bold"/>
    </style:style>
    <style:style style:name="P15" style:family="paragraph" style:parent-style-name="Standard" style:master-page-name="Standard">
      <style:paragraph-properties style:page-number="auto"/>
      <style:text-properties fo:font-weight="normal" officeooo:rsid="002708bb" officeooo:paragraph-rsid="002708bb" style:font-weight-asian="normal" style:font-weight-complex="normal"/>
    </style:style>
    <style:style style:name="P16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1cf093" officeooo:paragraph-rsid="002ceacf" style:font-weight-asian="normal" style:font-weight-complex="normal"/>
    </style:style>
    <style:style style:name="P17" style:family="paragraph" style:parent-style-name="Standard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font-weight="normal" officeooo:rsid="00301669" officeooo:paragraph-rsid="00301669" style:font-weight-asian="normal" style:font-weight-complex="normal"/>
    </style:style>
    <style:style style:name="T1" style:family="text">
      <style:text-properties officeooo:rsid="001cf0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093" style:font-weight-asian="bold" style:font-weight-complex="bold"/>
    </style:style>
    <style:style style:name="T4" style:family="text">
      <style:text-properties fo:font-weight="bold" officeooo:rsid="0028ca3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410fd"/>
    </style:style>
    <style:style style:name="T7" style:family="text">
      <style:text-properties officeooo:rsid="002708bb"/>
    </style:style>
    <style:style style:name="T8" style:family="text">
      <style:text-properties officeooo:rsid="0028ca39"/>
    </style:style>
    <style:style style:name="T9" style:family="text">
      <style:text-properties officeooo:rsid="002e981b"/>
    </style:style>
    <style:style style:name="T10" style:family="text">
      <style:text-properties officeooo:rsid="0031c7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ste documento es una plantilla para ayudar a diseñar plantillas para el módulo de Generación de Documentos.</text:p>
      <text:p text:style-name="P2">La plantilla está compuesta por texto simple, posiblemente formateado y con estilos, y contiene un conjunto de etiquetas (tags) para indicar que dicho valor se debe rellenar en el momento de la generación de la plantilla, tomando como fuente de datos el/los registro/s que coincidan en el filtro aplicado (si procede).</text:p>
      <text:p text:style-name="P2">Un ejemplo de tags podrían ser los siguientes:</text:p>
      <text:p text:style-name="P1"><text:span text:style-name="T3">ID</text:span><text:span text:style-name="T1">: </text:span>{$<text:span text:style-name="T1">id</text:span>$}</text:p>
      <text:p text:style-name="P1"><text:span text:style-name="T3">Usuario</text:span><text:span text:style-name="T1">: </text:span>{$<text:span text:style-name="T1">usuario</text:span>$}</text:p>
      <text:p text:style-name="P1"><text:span text:style-name="T3">Fecha del pedido</text:span><text:span text:style-name="T1">: </text:span>{$<text:span text:style-name="T1">fecha</text:span>$}</text:p>
      <text:p text:style-name="P3"><text:span text:style-name="T3">Dirección de entrega</text:span><text:span text:style-name="T1">: </text:span>{$<text:span text:style-name="T1">direccion</text:span>$}</text:p>
      <text:p text:style-name="P4">Total del pedido<text:span text:style-name="T5">: {$totalpedido$} €</text:span></text:p>
      <text:p text:style-name="P8">{$texto_dinamico$}</text:p>
      <text:p text:style-name="P5"/>
      <text:p text:style-name="P10">Además, el módulo ofrece soporte para generar detalles respecto al registro principal<text:span text:style-name="T7">. Para ello, la vista debe devolver tantos registros como detalles tenga el registro, duplicando su información base (sobretodo la PK de éste).</text:span></text:p>
      <text:p text:style-name="P9">Luego, en la plantilla se debe indicar que es un detalle mediante la definición <text:span text:style-name="T8">de dos tags llamados </text:span><text:span text:style-name="T4">&lt;$ROW_INI$&gt; </text:span><text:span text:style-name="T8">y </text:span><text:span text:style-name="T4">&lt;$ROW_END$&gt;</text:span><text:span text:style-name="T8">. Entre estos tags, se debe definir todo el contenido que se duplicará por cada detalle encontrado. Se puede especificar en formato tabular o con párrafos, tal y como puede apreciar en los siguiente ejemplos:</text:span></text:p>
      <text:p text:style-name="P13">Formato tabular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14">ID Item</text:p>
          </table:table-cell>
          <table:table-cell table:style-name="Tabla1.A1" office:value-type="string">
            <text:p text:style-name="P14">Nombre</text:p>
          </table:table-cell>
          <table:table-cell table:style-name="Tabla1.A1" office:value-type="string">
            <text:p text:style-name="P14">Cantidad</text:p>
          </table:table-cell>
          <table:table-cell table:style-name="Tabla1.A1" office:value-type="string">
            <text:p text:style-name="P14">Precio</text:p>
          </table:table-cell>
          <table:table-cell table:style-name="Tabla1.E1" office:value-type="string">
            <text:p text:style-name="P14">Total</text:p>
          </table:table-cell>
        </table:table-row>
      </table:table>
      <text:p text:style-name="P5"><text:span text:style-name="T9">&lt;</text:span>$<text:span text:style-name="T6">ROW</text:span>_<text:span text:style-name="T6">INI</text:span>$<text:span text:style-name="T9">&gt;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row>
          <table:table-cell table:style-name="Tabla2.A1" office:value-type="string">
            <text:p text:style-name="P7">{$itemid$}</text:p>
          </table:table-cell>
          <table:table-cell table:style-name="Tabla2.A1" office:value-type="string">
            <text:p text:style-name="P7">{$nombreproducto$}</text:p>
          </table:table-cell>
          <table:table-cell table:style-name="Tabla2.A1" office:value-type="string">
            <text:p text:style-name="P7">{$cantidad$}</text:p>
          </table:table-cell>
          <table:table-cell table:style-name="Tabla2.A1" office:value-type="string">
            <text:p text:style-name="P7">{$preciounitario$}</text:p>
          </table:table-cell>
          <table:table-cell table:style-name="Tabla2.E1" office:value-type="string">
            <text:p text:style-name="P7">{$totalitem$}</text:p>
          </table:table-cell>
        </table:table-row>
      </table:table>
      <text:p text:style-name="P5"><text:span text:style-name="T9">&lt;</text:span>$<text:span text:style-name="T6">ROW</text:span>_END$<text:span text:style-name="T9">&gt;</text:span></text:p>
      <text:p text:style-name="P12"/>
      <text:p text:style-name="P13"><text:span text:style-name="T8">F</text:span>ormato párrafo:</text:p>
      <text:p text:style-name="P6"><text:span text:style-name="T9">&lt;</text:span>$<text:span text:style-name="T6">ROW</text:span>_<text:span text:style-name="T6">INI</text:span>$<text:span text:style-name="T9">&gt;</text:span></text:p>
      <text:p text:style-name="P11"><text:span text:style-name="T2">ID Item</text:span>: <text:span text:style-name="T1">{$itemid$}</text:span></text:p>
      <text:p text:style-name="P11"><text:span text:style-name="T2">Nombre</text:span>: <text:span text:style-name="T1">{$nombreproducto$}</text:span></text:p>
      <text:p text:style-name="P11"><text:span text:style-name="T2">Cantidad</text:span>: <text:span text:style-name="T1">{$cantidad$}</text:span></text:p>
      <text:p text:style-name="P11"><text:span text:style-name="T2">Precio</text:span>: <text:span text:style-name="T1">{$preciounitario$}</text:span></text:p>
      <text:p text:style-name="P11"><text:span text:style-name="T2">Total</text:span>: <text:span text:style-name="T1">{$totalitem$}</text:span></text:p>
      <text:p text:style-name="P11">------------------------------------------</text:p>
      <text:p text:style-name="P6"><text:span text:style-name="T9">&lt;</text:span>$<text:span text:style-name="T6">ROW</text:span>_END$<text:span text:style-name="T9">&gt;</text:span></text:p>
      <text:p text:style-name="P6"/>
      <text:p text:style-name="P17">Solo es posible tener un bloque de detalle. Si hay más de uno, es posible que la generación <text:span text:style-name="T10">no funcione correctam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Calibri1" style:font-family-asian="Calibri" style:font-pitch-asian="variable" style:font-size-asian="11pt" style:language-asian="en" style:country-asian="US" style:font-name-complex="Lucida Sans" style:font-family-complex="'Lucida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85cm" fo:margin-bottom="1.422cm" fo:margin-left="1.312cm" fo:margin-right="1.44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Gil</meta:initial-creator>
    <meta:creation-date>2017-01-16T11:31:00</meta:creation-date>
    <dc:date>2017-01-31T14:24:51.551000000</dc:date>
    <meta:editing-cycles>19</meta:editing-cycles>
    <meta:editing-duration>PT4H22M6S</meta:editing-duration>
    <meta:generator>LibreOffice/5.2.3.3$Windows_x86 LibreOffice_project/d54a8868f08a7b39642414cf2c8ef2f228f780cf</meta:generator>
    <meta:document-statistic meta:table-count="2" meta:image-count="0" meta:object-count="0" meta:page-count="1" meta:paragraph-count="34" meta:word-count="235" meta:character-count="1630" meta:non-whitespace-character-count="1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